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793" officeooo:paragraph-rsid="00193793"/>
    </style:style>
    <style:style style:name="P2" style:family="paragraph" style:parent-style-name="Standard">
      <style:text-properties officeooo:rsid="0019c24a" officeooo:paragraph-rsid="0019c24a"/>
    </style:style>
    <style:style style:name="P3" style:family="paragraph" style:parent-style-name="Standard">
      <style:text-properties officeooo:rsid="0019c24a" officeooo:paragraph-rsid="001fe6d3"/>
    </style:style>
    <style:style style:name="P4" style:family="paragraph" style:parent-style-name="Standard">
      <style:text-properties officeooo:rsid="001ad646" officeooo:paragraph-rsid="001ad646"/>
    </style:style>
    <style:style style:name="P5" style:family="paragraph" style:parent-style-name="Standard">
      <style:text-properties officeooo:rsid="001b86fe" officeooo:paragraph-rsid="001b86fe"/>
    </style:style>
    <style:style style:name="P6" style:family="paragraph" style:parent-style-name="Standard">
      <style:text-properties officeooo:rsid="001dff4a" officeooo:paragraph-rsid="001dff4a"/>
    </style:style>
    <style:style style:name="P7" style:family="paragraph" style:parent-style-name="Standard">
      <style:text-properties officeooo:rsid="001dff4a" officeooo:paragraph-rsid="001eccc3"/>
    </style:style>
    <style:style style:name="P8" style:family="paragraph" style:parent-style-name="Standard">
      <style:text-properties officeooo:rsid="001fe6d3" officeooo:paragraph-rsid="001fe6d3"/>
    </style:style>
    <style:style style:name="P9" style:family="paragraph" style:parent-style-name="Standard">
      <style:text-properties officeooo:rsid="0021b208" officeooo:paragraph-rsid="0021b208"/>
    </style:style>
    <style:style style:name="P10" style:family="paragraph" style:parent-style-name="Standard">
      <style:text-properties officeooo:rsid="00224b67" officeooo:paragraph-rsid="00224b67"/>
    </style:style>
    <style:style style:name="P11" style:family="paragraph" style:parent-style-name="Standard">
      <style:text-properties officeooo:rsid="002435a3" officeooo:paragraph-rsid="002435a3"/>
    </style:style>
    <style:style style:name="P12" style:family="paragraph" style:parent-style-name="Standard">
      <style:text-properties officeooo:paragraph-rsid="002435a3"/>
    </style:style>
    <style:style style:name="P13" style:family="paragraph" style:parent-style-name="Standard" style:list-style-name="L1">
      <style:text-properties officeooo:rsid="00193793" officeooo:paragraph-rsid="00193793"/>
    </style:style>
    <style:style style:name="P14" style:family="paragraph" style:parent-style-name="Standard" style:list-style-name="L2">
      <style:text-properties officeooo:rsid="0019c24a" officeooo:paragraph-rsid="0019c24a"/>
    </style:style>
    <style:style style:name="P15" style:family="paragraph" style:parent-style-name="Standard" style:list-style-name="L3">
      <style:text-properties officeooo:rsid="0019c24a" officeooo:paragraph-rsid="0019c24a"/>
    </style:style>
    <style:style style:name="P16" style:family="paragraph" style:parent-style-name="Standard" style:list-style-name="L4">
      <style:text-properties officeooo:rsid="001ad646" officeooo:paragraph-rsid="001ad646"/>
    </style:style>
    <style:style style:name="P17" style:family="paragraph" style:parent-style-name="Standard" style:list-style-name="L6">
      <style:text-properties officeooo:rsid="001ad646" officeooo:paragraph-rsid="001ad646"/>
    </style:style>
    <style:style style:name="P18" style:family="paragraph" style:parent-style-name="Standard" style:list-style-name="L5">
      <style:text-properties officeooo:rsid="001b86fe" officeooo:paragraph-rsid="001b86fe"/>
    </style:style>
    <style:style style:name="P19" style:family="paragraph" style:parent-style-name="Standard" style:list-style-name="L6">
      <style:text-properties officeooo:rsid="001feda7" officeooo:paragraph-rsid="001feda7"/>
    </style:style>
    <style:style style:name="P20" style:family="paragraph" style:parent-style-name="Standard">
      <style:text-properties officeooo:rsid="001dff4a" officeooo:paragraph-rsid="001eccc3"/>
    </style:style>
    <style:style style:name="P21" style:family="paragraph" style:parent-style-name="Standard">
      <style:text-properties officeooo:rsid="0024969f" officeooo:paragraph-rsid="0024969f"/>
    </style:style>
    <style:style style:name="T1" style:family="text">
      <style:text-properties officeooo:rsid="0019c24a"/>
    </style:style>
    <style:style style:name="T2" style:family="text">
      <style:text-properties officeooo:rsid="001ad646"/>
    </style:style>
    <style:style style:name="T3" style:family="text">
      <style:text-properties officeooo:rsid="001b86fe"/>
    </style:style>
    <style:style style:name="T4" style:family="text">
      <style:text-properties officeooo:rsid="0020e857"/>
    </style:style>
    <style:style style:name="T5" style:family="text">
      <style:text-properties officeooo:rsid="0021b208"/>
    </style:style>
    <style:style style:name="T6" style:family="text">
      <style:text-properties officeooo:rsid="00224b67"/>
    </style:style>
    <style:style style:name="T7" style:family="text">
      <style:text-properties officeooo:rsid="002435a3"/>
    </style:style>
    <style:style style:name="T8" style:family="text">
      <style:text-properties fo:language="it" fo:country="IT"/>
    </style:style>
    <style:style style:name="T9" style:family="text">
      <style:text-properties fo:language="it" fo:country="IT" officeooo:rsid="0024be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ggiungere: </text:p>
      <text:p text:style-name="P7"/>
      <text:p text:style-name="P21">nella pagina dell’utente loggato, oltre a poter aggiunger esami si possono aggiungere <text:span text:style-name="T8">progetti.</text:span></text:p>
      <text:p text:style-name="P21"><text:span text:style-name="T8"/></text:p>
      <text:p text:style-name="P21"><text:span text:style-name="T8">Ogni esame/progetto ha una sezione per la lista degli argomenti affrontati.</text:span></text:p>
      <text:p text:style-name="P21"><text:span text:style-name="T8">Nella sezione di ogni argomento ci sta la possibilità di aggiungere delle ancore a argomenti di altri esami/progetti oltre chiaramente ai link esterni.</text:span></text:p>
      <text:p text:style-name="P21"><text:span text:style-name="T8"/></text:p>
      <text:p text:style-name="P21"><text:span text:style-name="T8">Si pensa al momento di dedicare delle nuove pagine per o</text:span><text:span text:style-name="T9">gni e</text:span><text:span text:style-name="T8">sam</text:span><text:span text:style-name="T9">e</text:span><text:span text:style-name="T8">.</text:span></text:p>
      <text:p text:style-name="P11"/>
      <text:p text:style-name="P12"><text:span text:style-name="T7">link per uploadare file in PHP :</text:span><text:a xlink:type="simple" xlink:href="https://code.tutsplus.com/tutorials/how-to-upload-a-file-in-php-with-example--cms-31763" text:style-name="Internet_20_link" text:visited-style-name="Visited_20_Internet_20_Link"><text:span text:style-name="T7">https://code.tutsplus.com/tutorials/how-to-upload-a-file-in-php-with-example--cms-31763</text:span></text:a></text:p>
      <text:p text:style-name="P7"/>
      <text:p text:style-name="P7">se si riuscisse a implementare la possibilità di uploadare file, rimane sempre una risorsa su cui fare affidamento ovunque e in caso anche di pc rotto.</text:p>
      <text:p text:style-name="P6"/>
      <text:p text:style-name="P6">La possibilità di avere una panoramica totale degli argomenti dei corsi frequentati permette una facile revisione di argomenti precedenti per ripasso.</text:p>
      <text:p text:style-name="P6"/>
      <text:p text:style-name="P6">Andrebbe forse aggiunta la possibilità di share dei propri apppunti./ <text:span text:style-name="T6">share di link utili.</text:span></text:p>
      <text:p text:style-name="P10">Share broadcast e/o a gruppi limitati.</text:p>
      <text:p text:style-name="P8">Possibilità di chiedere se qualcuno vuole fare <text:span text:style-name="T5">progetti(curriculari o extracurriculari che siano)</text:span> insieme. Chiedere opinioni su<text:span text:style-name="T4">i</text:span> corsi a scelta. <text:s/></text:p>
      <text:p text:style-name="P9">Mettere in vendita libri usati.</text:p>
      <text:p text:style-name="P9">Opinioni sui corsi di laurea.</text:p>
      <text:p text:style-name="P3"/>
      <text:p text:style-name="P2">EASYUNI/ <text:span text:style-name="T6">ALTROCHELIBRETTO</text:span></text:p>
      <text:p text:style-name="P1"><text:span text:style-name="T1">(</text:span>INFOSTUD_2<text:span text:style-name="T1">)</text:span></text:p>
      <text:p text:style-name="P1"/>
      <text:p text:style-name="P1">- profilato per studente universitario;</text:p>
      <text:p text:style-name="P1">- mantiene info sugli esami dati/ ancora da dare;</text:p>
      <text:list xml:id="list4234995586" text:style-name="L1">
        <text:list-item>
          <text:p text:style-name="P13">info generali sull’esame(voto)</text:p>
        </text:list-item>
      </text:list>
      <text:p text:style-name="P1">-<text:span text:style-name="T1">1.</text:span>homepage di benvenuto con descrizione(cosa si può fare, utilità) del sito: parte alta, login(register se non si è ancora registrati e si rinvia alla pagina di registrazione): parte intermedia;</text:p>
      <text:p text:style-name="P2">2. pagina utente loggato:</text:p>
      <text:p text:style-name="P2"/>
      <text:list xml:id="list3507547579" text:style-name="L2">
        <text:list-item>
          <text:p text:style-name="P14">info personali;</text:p>
        </text:list-item>
        <text:list-item>
          <text:p text:style-name="P14">statistiche: media, numero crediti etc.</text:p>
        </text:list-item>
        <text:list-item>
          <text:p text:style-name="P14">Tabella esami:</text:p>
          <text:list>
            <text:list-item>
              <text:p text:style-name="P14">riga: nome esame, passato/non passato, voto</text:p>
            </text:list-item>
            <text:list-item>
              <text:p text:style-name="P14">bottoni CRUD: show, edit –&gt; nuova pagina per update, remove;</text:p>
            </text:list-item>
            <text:list-item>
              <text:p text:style-name="P14">bottone add per aggiungere nuovo esame: reindirizzamento ad una form che raccolga info sull’esame.</text:p>
            </text:list-item>
          </text:list>
        </text:list-item>
      </text:list>
      <text:p text:style-name="P2"/>
      <text:p text:style-name="P2">3. pagina dell’esame:</text:p>
      <text:p text:style-name="P2"/>
      <text:p text:style-name="P2">- <text:span text:style-name="T2">info generali;</text:span></text:p>
      <text:p text:style-name="P2">- sezione link a materiale:</text:p>
      <text:list xml:id="list1511475024" text:style-name="L3">
        <text:list-item>
          <text:p text:style-name="P15">personale (locale o link a cloud);</text:p>
        </text:list-item>
        <text:list-item>
          <text:p text:style-name="P15"><text:soft-page-break/>riferimenti esterni tipo link Youtube.</text:p>
        </text:list-item>
      </text:list>
      <text:p text:style-name="P4"/>
      <text:p text:style-name="P4">- sezione professore:</text:p>
      <text:list xml:id="list1921799208" text:style-name="L4">
        <text:list-item>
          <text:p text:style-name="P16">pagina web;</text:p>
        </text:list-item>
        <text:list-item>
          <text:p text:style-name="P16">pagina del corso.</text:p>
        </text:list-item>
        <text:list-item>
          <text:p text:style-name="P16"/>
        </text:list-item>
      </text:list>
      <text:p text:style-name="P4">-sezione suddivisione del programma: <text:span text:style-name="T3">(utile per esempio quando si prepara l’esame)</text:span></text:p>
      <text:list xml:id="list1120936753" text:style-name="L5">
        <text:list-item>
          <text:p text:style-name="P18">lista argomenti e pallino che dice quanto sono preparato su quell’argomento.</text:p>
          <text:p text:style-name="P18"/>
        </text:list-item>
      </text:list>
      <text:p text:style-name="P5">- sezione per il calcolo della sequenza ottima degli esami.(secondo diverse metriche tipo massima distanza etc.) </text:p>
      <text:p text:style-name="P2"/>
      <text:p text:style-name="P2">- <text:span text:style-name="T2">note utili:</text:span></text:p>
      <text:list xml:id="list706772652" text:style-name="L6">
        <text:list-item>
          <text:p text:style-name="P17">errori commessi all’esame;</text:p>
        </text:list-item>
        <text:list-item>
          <text:p text:style-name="P17">argomenti su cui si hanno maggiori lacune.</text:p>
        </text:list-item>
        <text:list-item>
          <text:p text:style-name="P19">Remind per I prossimi tentativi.</text:p>
        </text:list-item>
      </text:list>
      <text:p text:style-name="P2"/>
      <text:p text:style-name="P1"/>
      <text:p text:style-name="P1"/>
      <text:p text:style-name="P1">FAQ</text:p>
      <text:p text:style-name="P1">Perchè dovrebbe essere utile mantenere esami passati?</text:p>
      <text:p text:style-name="P1">Se in caso volessi approfondire la materia anche dopo l’esa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2:16:17.455588189</meta:creation-date>
    <dc:date>2021-04-28T20:33:50.735316703</dc:date>
    <meta:editing-duration>PT28M22S</meta:editing-duration>
    <meta:editing-cycles>10</meta:editing-cycles>
    <meta:generator>LibreOffice/7.0.3.1$Linux_X86_64 LibreOffice_project/00$Build-1</meta:generator>
    <meta:document-statistic meta:table-count="0" meta:image-count="0" meta:object-count="0" meta:page-count="2" meta:paragraph-count="46" meta:word-count="377" meta:character-count="2503" meta:non-whitespace-character-count="2184"/>
  </office:meta>
</office:document-meta>
</file>